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27b7e" officeooo:paragraph-rsid="00027b7e"/>
    </style:style>
    <style:style style:name="P2" style:family="paragraph" style:parent-style-name="Standard">
      <style:text-properties officeooo:rsid="00040e0f" officeooo:paragraph-rsid="00040e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TEMA 5 Sistemas Expertos Difusos</text:p>
      <text:p text:style-name="P1"/>
      <text:p text:style-name="P1"/>
      <text:p text:style-name="P1">Introduccion</text:p>
      <text:p text:style-name="P1"><text:tab/>Lógica de primer orden</text:p>
      <text:p text:style-name="P1"><text:tab/>Lógica multivaluada</text:p>
      <text:p text:style-name="P1"><text:tab/>Lógica difusa</text:p>
      <text:p text:style-name="P2">Lógica difusda</text:p>
      <text:p text:style-name="P1"><text:tab/>Conjuntos difusos</text:p>
      <text:p text:style-name="P1"><text:tab/><text:tab/>Función de pertenencia</text:p>
      <text:p text:style-name="P1"><text:tab/>Operaciones entre conjuntos</text:p>
      <text:p text:style-name="P2"><text:tab/>Variables lingüísticas</text:p>
      <text:p text:style-name="P2"><text:tab/>Modificadores lingüísticos</text:p>
      <text:p text:style-name="P2">Sistemas expertos difusos</text:p>
      <text:p text:style-name="P2"><text:tab/>Partes</text:p>
      <text:p text:style-name="P2">Fuzzy Control Lenguaje (FCL)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48:57.874024323</meta:creation-date>
    <dc:date>2017-11-02T14:08:35.932916336</dc:date>
    <meta:editing-duration>PT9M28S</meta:editing-duration>
    <meta:editing-cycles>1</meta:editing-cycles>
    <meta:document-statistic meta:table-count="0" meta:image-count="0" meta:object-count="0" meta:page-count="1" meta:paragraph-count="14" meta:word-count="37" meta:character-count="304" meta:non-whitespace-character-count="270"/>
    <meta:generator>LibreOffice/5.3.6.1$Linux_X86_64 LibreOffice_project/30m0$Build-1</meta:generator>
  </office:meta>
</office:document-meta>
</file>